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5B5000004734C28B4E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dvP41153C" svg:font-family="AdvP41153C" style:font-family-generic="roman"/>
    <style:font-face style:name="AdvP6EC0" svg:font-family="AdvP6EC0" style:font-family-generic="swiss"/>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00%" fo:text-align="start" style:justify-single-word="false" fo:text-indent="0.9cm" style:auto-text-indent="false" style:text-autospace="none" style:writing-mode="lr-tb"/>
      <style:text-properties fo:color="#000000" style:font-name="Times New Roman" fo:font-size="14pt" fo:language="ru" fo:country="RU" fo:font-weight="normal" style:font-name-asian="AdvP6EC0" style:font-size-asian="12pt" style:font-weight-asian="normal" style:font-name-complex="AdvP6EC0" style:font-size-complex="12pt" style:font-weight-complex="normal"/>
    </style:style>
    <style:style style:name="P2" style:family="paragraph" style:parent-style-name="Standard">
      <style:paragraph-properties fo:margin-left="0cm" fo:margin-right="0cm" fo:line-height="150%" fo:text-align="center" style:justify-single-word="false" fo:text-indent="0.9cm" style:auto-text-indent="false" style:writing-mode="lr-tb"/>
      <style:text-properties style:font-name="Times New Roman" fo:font-size="14pt" fo:language="en" fo:country="US" fo:font-weight="normal" style:font-name-asian="Ubuntu" style:font-size-asian="12pt" style:font-weight-asian="normal" style:font-name-complex="Times New Roman" style:font-size-complex="12pt" style:font-weight-complex="normal"/>
    </style:style>
    <style:style style:name="P3"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en" fo:country="US" fo:font-weight="normal" style:font-name-asian="Ubuntu" style:font-size-asian="12pt" style:font-weight-asian="normal" style:font-name-complex="Times New Roman" style:font-size-complex="12pt" style:font-weight-complex="normal"/>
    </style:style>
    <style:style style:name="P4" style:family="paragraph" style:parent-style-name="Standard">
      <style:paragraph-properties fo:margin-left="0cm" fo:margin-right="0cm" fo:line-height="100%" fo:text-align="start" style:justify-single-word="false" fo:text-indent="0.9cm" style:auto-text-indent="false" style:writing-mode="lr-tb"/>
      <style:text-properties style:font-name="Times New Roman" fo:font-size="14pt" fo:language="en" fo:country="US" fo:font-weight="normal" style:font-name-asian="Ubuntu" style:font-size-asian="12pt" style:font-weight-asian="normal" style:font-name-complex="Times New Roman" style:font-size-complex="12pt" style:font-weight-complex="normal"/>
    </style:style>
    <style:style style:name="P5"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en" fo:country="US" fo:font-weight="bold" style:font-name-asian="Ubuntu" style:font-size-asian="12pt" style:font-weight-asian="bold" style:font-name-complex="Times New Roman" style:font-size-complex="12pt" style:font-weight-complex="bold"/>
    </style:style>
    <style:style style:name="P6" style:family="paragraph" style:parent-style-name="Standard">
      <style:paragraph-properties fo:margin-left="0cm" fo:margin-right="0cm" fo:line-height="100%" fo:text-align="start" style:justify-single-word="false" fo:text-indent="0.9cm" style:auto-text-indent="false" style:writing-mode="lr-tb"/>
      <style:text-properties style:font-name="Times New Roman" fo:font-size="14pt" fo:language="en" fo:country="US" style:font-name-asian="AdvP6EC0" style:font-size-asian="12pt" style:font-name-complex="AdvP6EC0" style:font-size-complex="12pt"/>
    </style:style>
    <style:style style:name="P7" style:family="paragraph" style:parent-style-name="Standard">
      <style:paragraph-properties fo:margin-left="0cm" fo:margin-right="0cm" fo:line-height="150%" fo:text-align="start" style:justify-single-word="false" fo:text-indent="0.9cm" style:auto-text-indent="false" style:writing-mode="lr-tb"/>
      <style:text-properties style:font-name="Times New Roman" fo:font-size="14pt" fo:language="ru" fo:country="RU"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 style:family="paragraph" style:parent-style-name="Standard">
      <style:paragraph-properties fo:margin-left="0cm" fo:margin-right="0cm" fo:line-height="150%" fo:text-align="center" style:justify-single-word="false" fo:text-indent="0.9cm" style:auto-text-indent="false" style:writing-mode="lr-tb"/>
      <style:text-properties style:font-name="Times New Roman" fo:font-size="14pt" fo:language="ru" fo:country="RU" fo:font-weight="normal" style:font-name-asian="Ubuntu" style:font-size-asian="12pt" style:font-weight-asian="normal" style:font-name-complex="Times New Roman" style:font-size-complex="12pt" style:font-weight-complex="normal"/>
    </style:style>
    <style:style style:name="P9"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ru" fo:country="RU" fo:font-weight="normal" style:font-name-asian="Ubuntu" style:font-size-asian="12pt" style:font-weight-asian="normal" style:font-name-complex="Times New Roman" style:font-size-complex="12pt" style:font-weight-complex="normal"/>
    </style:style>
    <style:style style:name="P10"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ru" fo:country="RU" fo:font-weight="bold" style:font-weight-asian="bold" style:font-weight-complex="bold"/>
    </style:style>
    <style:style style:name="P11" style:family="paragraph" style:parent-style-name="Standard">
      <style:paragraph-properties fo:margin-left="0cm" fo:margin-right="0cm" fo:line-height="100%" fo:text-align="start" style:justify-single-word="false" fo:text-indent="0.9cm" style:auto-text-indent="false" style:writing-mode="lr-tb"/>
      <style:text-properties style:font-name="Times New Roman" fo:font-size="14pt" style:font-name-asian="AdvP41153C" style:font-size-asian="12pt" style:font-name-complex="AdvP41153C" style:font-size-complex="12pt"/>
    </style:style>
    <style:style style:name="P12" style:family="paragraph" style:parent-style-name="Standard">
      <style:paragraph-properties fo:margin-left="0cm" fo:margin-right="0cm" fo:line-height="150%" fo:text-indent="0.9cm" style:auto-text-indent="false"/>
      <style:text-properties fo:color="#000000" style:font-name="Times New Roman" fo:font-size="14pt" fo:background-color="transparent"/>
    </style:style>
    <style:style style:name="P13" style:family="paragraph" style:parent-style-name="Standard">
      <style:paragraph-properties fo:margin-left="0cm" fo:margin-right="0cm" fo:text-indent="0.9cm" style:auto-text-indent="false"/>
      <style:text-properties style:font-name="Times New Roman" fo:font-size="14pt" fo:language="ru" fo:country="RU"/>
    </style:style>
    <style:style style:name="P14" style:family="paragraph" style:parent-style-name="Standard">
      <style:paragraph-properties fo:margin-left="0cm" fo:margin-right="0cm" fo:line-height="150%" fo:text-indent="0.9cm" style:auto-text-indent="false"/>
      <style:text-properties style:font-name="Times New Roman" fo:font-size="14pt" fo:language="ru" fo:country="RU"/>
    </style:style>
    <style:style style:name="P15" style:family="paragraph" style:parent-style-name="Standard">
      <style:paragraph-properties fo:margin-left="0cm" fo:margin-right="0cm" fo:line-height="150%" fo:text-align="center" style:justify-single-word="false" fo:text-indent="0.9cm" style:auto-text-indent="false"/>
      <style:text-properties style:font-name="Times New Roman" fo:font-size="14pt" fo:language="ru" fo:country="RU"/>
    </style:style>
    <style:style style:name="P16" style:family="paragraph" style:parent-style-name="Standard">
      <style:paragraph-properties fo:margin-left="0cm" fo:margin-right="0cm" fo:line-height="150%" fo:text-align="start" style:justify-single-word="false" fo:text-indent="0.9cm" style:auto-text-indent="false"/>
      <style:text-properties style:font-name="Times New Roman" fo:font-size="14pt" fo:language="ru" fo:country="RU"/>
    </style:style>
    <style:style style:name="P17" style:family="paragraph" style:parent-style-name="Standard">
      <style:paragraph-properties fo:margin-left="0cm" fo:margin-right="0cm" fo:line-height="150%" fo:text-align="start" style:justify-single-word="false" fo:text-indent="0.9cm" style:auto-text-indent="false"/>
      <style:text-properties style:font-name="Times New Roman" fo:font-size="14pt" fo:language="ru" fo:country="RU"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8" style:family="paragraph" style:parent-style-name="Standard">
      <style:paragraph-properties fo:margin-left="0cm" fo:margin-right="0cm" fo:line-height="150%" fo:text-align="center" style:justify-single-word="false" fo:text-indent="0.9cm" style:auto-text-indent="false"/>
      <style:text-properties style:font-name="Times New Roman" fo:font-size="14pt" fo:language="ru" fo:country="RU"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margin-left="0cm" fo:margin-right="0cm" fo:text-align="center" style:justify-single-word="false" fo:text-indent="0.9cm" style:auto-text-indent="false"/>
      <style:text-properties style:font-name="Times New Roman" fo:font-size="14pt" fo:language="ru" fo:country="RU"/>
    </style:style>
    <style:style style:name="P20" style:family="paragraph" style:parent-style-name="Standard">
      <style:paragraph-properties fo:margin-left="0cm" fo:margin-right="0cm" fo:text-align="start" style:justify-single-word="false" fo:text-indent="0.9cm" style:auto-text-indent="false"/>
      <style:text-properties style:font-name="Times New Roman" fo:font-size="14pt" fo:language="ru" fo:country="RU"/>
    </style:style>
    <style:style style:name="P21" style:family="paragraph" style:parent-style-name="Standard">
      <style:paragraph-properties fo:margin-left="0cm" fo:margin-right="0cm" fo:text-align="start" style:justify-single-word="false" fo:text-indent="0.9cm" style:auto-text-indent="false"/>
      <style:text-properties style:font-name="Times New Roman" fo:font-size="14pt" fo:language="ru" fo:country="RU" fo:font-weight="normal" style:font-weight-asian="normal" style:font-weight-complex="normal"/>
    </style:style>
    <style:style style:name="P22" style:family="paragraph" style:parent-style-name="Standard">
      <style:paragraph-properties fo:margin-left="0cm" fo:margin-right="0cm" fo:line-height="150%" fo:text-align="start" style:justify-single-word="false" fo:text-indent="0.9cm" style:auto-text-indent="false"/>
      <style:text-properties style:font-name="Times New Roman" fo:font-size="14pt" fo:language="en" fo:country="US"/>
    </style:style>
    <style:style style:name="P23" style:family="paragraph" style:parent-style-name="Standard">
      <style:paragraph-properties fo:margin-left="0cm" fo:margin-right="0cm" fo:text-align="start" style:justify-single-word="false" fo:text-indent="0.9cm" style:auto-text-indent="false"/>
      <style:text-properties style:font-name="Times New Roman" fo:font-size="14pt" fo:language="en" fo:country="US" fo:font-weight="normal" style:font-weight-asian="normal" style:font-weight-complex="normal"/>
    </style:style>
    <style:style style:name="P24" style:family="paragraph" style:parent-style-name="Standard">
      <style:paragraph-properties fo:margin-left="0cm" fo:margin-right="0cm" fo:text-align="center" style:justify-single-word="false" fo:text-indent="0.9cm" style:auto-text-indent="false"/>
      <style:text-properties style:font-name="Times New Roman" fo:font-size="14pt" fo:language="en" fo:country="US"/>
    </style:style>
    <style:style style:name="P25" style:family="paragraph" style:parent-style-name="Standard">
      <style:paragraph-properties fo:margin-left="0cm" fo:margin-right="0cm" fo:text-align="start" style:justify-single-word="false" fo:text-indent="0.9cm" style:auto-text-indent="false"/>
      <style:text-properties style:font-name="Times New Roman" fo:font-size="14pt" fo:language="en" fo:country="US"/>
    </style:style>
    <style:style style:name="P26" style:family="paragraph" style:parent-style-name="Standard">
      <style:paragraph-properties fo:margin-left="0cm" fo:margin-right="0cm" fo:line-height="150%" fo:text-indent="0.9cm" style:auto-text-indent="false"/>
      <style:text-properties style:font-name="Times New Roman" fo:font-size="14pt"/>
    </style:style>
    <style:style style:name="P27" style:family="paragraph" style:parent-style-name="Standard">
      <style:paragraph-properties fo:margin-left="0cm" fo:margin-right="0cm" fo:line-height="150%" fo:text-align="center" style:justify-single-word="false" fo:text-indent="0.9cm" style:auto-text-indent="false"/>
      <style:text-properties style:font-name="Times New Roman" fo:font-size="14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8" style:family="paragraph" style:parent-style-name="Standard">
      <style:paragraph-properties fo:line-height="150%" fo:text-align="center" style:justify-single-word="false"/>
      <style:text-properties style:font-name="Times New Roman" fo:font-size="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normal" fo:font-weight="bold" style:font-style-asian="normal" style:font-weight-asian="bold" style:font-style-complex="normal" style:font-weight-complex="bold"/>
    </style:style>
    <style:style style:name="T6" style:family="text">
      <style:text-properties fo:language="ru" fo:country="RU"/>
    </style:style>
    <style:style style:name="T7" style:family="text">
      <style:text-properties fo:language="ru" fo:country="RU" style:font-name-complex="Ubuntu"/>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style:font-name-complex="Ubuntu"/>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variant="normal" fo:text-transform="none" fo:letter-spacing="normal" fo:language="ru" fo:country="RU" fo:font-style="normal" fo:font-weight="normal"/>
    </style:style>
    <style:style style:name="T14" style:family="text">
      <style:text-properties style:text-position="sub 58%"/>
    </style:style>
    <style:style style:name="T15" style:family="text">
      <style:text-properties style:text-position="sub 58%" fo:language="en" fo:country="US"/>
    </style:style>
    <style:style style:name="T16" style:family="text">
      <style:text-properties style:text-position="sub 58%" fo:language="en" fo:country="US" fo:font-weight="bold" style:font-weight-asian="bold" style:font-weight-complex="bold"/>
    </style:style>
    <style:style style:name="T17" style:family="text">
      <style:text-properties style:text-position="sub 58%" fo:language="en" fo:country="US" fo:font-style="normal" fo:font-weight="normal" style:font-style-asian="normal" style:font-weight-asian="normal" style:font-style-complex="normal" style:font-weight-complex="normal"/>
    </style:style>
    <style:style style:name="T18" style:family="text">
      <style:text-properties style:text-position="sub 58%" fo:language="ru" fo:country="RU"/>
    </style:style>
    <style:style style:name="T19" style:family="text">
      <style:text-properties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00" style:font-name-asian="AdvP6EC0" style:font-size-asian="12pt" style:font-name-complex="AdvP6EC0"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0">.2.</text:span><text:span text:style-name="T7">4</text:span><text:span text:style-name="T6">.</text:span> <text:span text:style-name="T6">Методы квантования</text:span></text:p>
      <text:p text:style-name="P7">Разработанные к настоящему времени модели речеобразования обеспечивают синтез речи, практически не отличающийся от естественной. Для низкоскоростной <text:span text:style-name="T1">[]</text:span><text:span text:style-name="T22">Representation of a large set of elements with a much smaller set is called quanti-zation. The number of elements in the original set in many practical situations is inﬁnite, like the set of real numbers. In speech coding, prior to storage or transmis-sion of a given parameter, it must be quantized. Quantization is needed to reduce storage space or transmission bandwidth so that a cost-effective solution is deployed. In the process, some quality loss is introduced, which is undesirable. How to minimize loss for a given amount of available resources is the central problem of quantization</text:span></text:p>
      <text:p text:style-name="P8"/>
      <text:p text:style-name="P8">1.2.4.1. Скалярное квантование </text:p>
      <text:p text:style-name="P14">В данном разделе приведены основные определения и проблемы, связанные со скалярным квантованием.</text:p>
      <text:p text:style-name="P14">Скалярное квантование <text:span text:style-name="T1">Q - </text:span>это отображение действительный чисел <text:span text:style-name="T1"><draw:frame draw:style-name="fr2" draw:name="Объект1" text:anchor-type="as-char" svg:width="1.095cm" svg:height="0.467cm" draw:z-index="0"><draw:object xlink:href="./Object 1" xlink:type="simple" xlink:show="embed" xlink:actuate="onLoad"/><draw:image xlink:href="./ObjectReplacements/Object 1" xlink:type="simple" xlink:show="embed" xlink:actuate="onLoad"/></draw:frame></text:span>в конечный набор <text:span text:style-name="T2">Y</text:span><text:span text:style-name="T1">, </text:span>содержащий <text:span text:style-name="T3">N</text:span><text:span text:style-name="T1"> </text:span>выходных величин (так же известных как кодовые слова) <draw:frame draw:style-name="fr2" draw:name="Объект2" text:anchor-type="as-char" svg:width="0.534cm" svg:height="0.531cm" draw:z-index="1"><draw:object xlink:href="./Object 2" xlink:type="simple" xlink:show="embed" xlink:actuate="onLoad"/><draw:image xlink:href="./ObjectReplacements/Object 2" xlink:type="simple" xlink:show="embed" xlink:actuate="onLoad"/></draw:frame>. Таким образом :</text:p>
      <text:p text:style-name="P15"><draw:frame draw:style-name="fr2" draw:name="Объект3" text:anchor-type="as-char" svg:width="1.75cm" svg:height="0.467cm" draw:z-index="8"><draw:object xlink:href="./Object 3" xlink:type="simple" xlink:show="embed" xlink:actuate="onLoad"/><draw:image xlink:href="./ObjectReplacements/Object 3" xlink:type="simple" xlink:show="embed" xlink:actuate="onLoad"/></draw:frame>, где<draw:frame draw:style-name="fr2" draw:name="Объект4" text:anchor-type="as-char" svg:width="3.221cm" svg:height="0.531cm" draw:z-index="9"><draw:object xlink:href="./Object 4" xlink:type="simple" xlink:show="embed" xlink:actuate="onLoad"/><draw:image xlink:href="./ObjectReplacements/Object 4" xlink:type="simple" xlink:show="embed" xlink:actuate="onLoad"/></draw:frame></text:p>
      <text:p text:style-name="P22"><text:span text:style-name="T12">Y</text:span> <text:span text:style-name="T6">известна как кодовая кника квантователя. Отображение записывается следующим образом.</text:span></text:p>
      <text:p text:style-name="P15"><draw:frame draw:style-name="fr2" draw:name="Объект5" text:anchor-type="as-char" svg:width="5.233cm" svg:height="0.531cm" draw:z-index="2"><draw:object xlink:href="./Object 5" xlink:type="simple" xlink:show="embed" xlink:actuate="onLoad"/><draw:image xlink:href="./ObjectReplacements/Object 5" xlink:type="simple" xlink:show="embed" xlink:actuate="onLoad"/></draw:frame><text:span text:style-name="T1">(1)</text:span></text:p>
      <text:p text:style-name="P16">Во всех случаях, имеющих практические интерес, <text:span text:style-name="T3">N </text:span><text:span text:style-name="T1">о</text:span>граничено так, чтобы было <text:s/>достаточно конечного числа бит для специфицикации любое выходное значение <draw:frame draw:style-name="fr2" draw:name="Объект6" text:anchor-type="as-char" svg:width="0.534cm" svg:height="0.529cm" draw:z-index="3"><draw:object xlink:href="./Object 6" xlink:type="simple" xlink:show="embed" xlink:actuate="onLoad"/><draw:image xlink:href="./ObjectReplacements/Object 6" xlink:type="simple" xlink:show="embed" xlink:actuate="onLoad"/></draw:frame>. В дальнейшем подразумевается, что значения индексов на выходе выбраны так<text:span text:style-name="T1">,</text:span> что:</text:p>
      <text:p text:style-name="P15"><draw:frame draw:style-name="fr2" draw:name="Объект7" text:anchor-type="as-char" svg:width="2.815cm" svg:height="0.531cm" draw:z-index="4"><draw:object xlink:href="./Object 7" xlink:type="simple" xlink:show="embed" xlink:actuate="onLoad"/><draw:image xlink:href="./ObjectReplacements/Object 7" xlink:type="simple" xlink:show="embed" xlink:actuate="onLoad"/><svg:desc>формула</svg:desc></draw:frame></text:p>
      <text:p text:style-name="P14">Определим разрешение скалярного квантизатора <text:span text:style-name="T1"><draw:frame draw:style-name="fr2" draw:name="Объект20" text:anchor-type="as-char" svg:width="0.379cm" svg:height="0.467cm" draw:z-index="10"><draw:object xlink:href="./Object 20" xlink:type="simple" xlink:show="embed" xlink:actuate="onLoad"/><draw:image xlink:href="./ObjectReplacements/Object 20" xlink:type="simple" xlink:show="embed" xlink:actuate="onLoad"/><svg:desc>формула</svg:desc></draw:frame></text:span> как </text:p>
      <text:p text:style-name="P15"><draw:frame draw:style-name="fr2" draw:name="Объект15" text:anchor-type="as-char" svg:width="2.237cm" svg:height="0.531cm" draw:z-index="11"><draw:object xlink:href="./Object 15" xlink:type="simple" xlink:show="embed" xlink:actuate="onLoad"/><draw:image xlink:href="./ObjectReplacements/Object 15" xlink:type="simple" xlink:show="embed" xlink:actuate="onLoad"/></draw:frame>, </text:p>
      <text:p text:style-name="P14">которое показывает число бит необходимых для однозначного <text:soft-page-break/>определения выходного кватнованного значения.</text:p>
      <text:p text:style-name="P26"><text:span text:style-name="T6">Ассоциируя непрерывное множество действительных числе со всеми </text:span><text:span text:style-name="T3">N</text:span><text:span text:style-name="T1"> </text:span><text:span text:style-name="T6">кодовыми словами квантователь разбивает это множество на </text:span><text:span text:style-name="T3">N </text:span><text:span text:style-name="T6">ячеек </text:span><text:span text:style-name="T6"><draw:frame draw:style-name="fr2" draw:name="Объект14" text:anchor-type="as-char" svg:width="2.598cm" svg:height="0.529cm" draw:z-index="12"><draw:object xlink:href="./Object 14" xlink:type="simple" xlink:show="embed" xlink:actuate="onLoad"/><draw:image xlink:href="./ObjectReplacements/Object 14" xlink:type="simple" xlink:show="embed" xlink:actuate="onLoad"/></draw:frame></text:span><text:span text:style-name="T6">,</text:span><text:span text:style-name="T1"> </text:span><text:span text:style-name="T6">г</text:span><text:span text:style-name="T19">де i-ая ячейка определяется как</text:span></text:p>
      <text:p text:style-name="P27"><draw:frame draw:style-name="fr2" draw:name="Объект16" text:anchor-type="as-char" svg:width="7.006cm" svg:height="0.617cm" draw:z-index="13"><draw:object xlink:href="./Object 16" xlink:type="simple" xlink:show="embed" xlink:actuate="onLoad"/><draw:image xlink:href="./ObjectReplacements/Object 16" xlink:type="simple" xlink:show="embed" xlink:actuate="onLoad"/><svg:desc>формула</svg:desc></draw:frame></text:p>
      <text:p text:style-name="P17">Из этого следует что,</text:p>
      <text:p text:style-name="P18"><draw:frame draw:style-name="fr2" draw:name="Объект17" text:anchor-type="as-char" svg:width="4.15cm" svg:height="0.531cm" draw:z-index="14"><draw:object xlink:href="./Object 17" xlink:type="simple" xlink:show="embed" xlink:actuate="onLoad"/><draw:image xlink:href="./ObjectReplacements/Object 17" xlink:type="simple" xlink:show="embed" xlink:actuate="onLoad"/></draw:frame></text:p>
      <text:p text:style-name="P17">И если <draw:frame draw:style-name="fr2" draw:name="Объект18" text:anchor-type="as-char" svg:width="1.326cm" svg:height="0.467cm" draw:z-index="15"><draw:object xlink:href="./Object 18" xlink:type="simple" xlink:show="embed" xlink:actuate="onLoad"/><draw:image xlink:href="./ObjectReplacements/Object 18" xlink:type="simple" xlink:show="embed" xlink:actuate="onLoad"/><svg:desc>формула</svg:desc></draw:frame></text:p>
      <text:p text:style-name="P18"><draw:frame draw:style-name="fr2" draw:name="Объект19" text:anchor-type="as-char" svg:width="2.588cm" svg:height="0.531cm" draw:z-index="16"><draw:object xlink:href="./Object 19" xlink:type="simple" xlink:show="embed" xlink:actuate="onLoad"/><draw:image xlink:href="./ObjectReplacements/Object 19" xlink:type="simple" xlink:show="embed" xlink:actuate="onLoad"/><svg:desc>формула</svg:desc></draw:frame></text:p>
      <text:p text:style-name="P14">При восстановлении исходного значения пареметра возникает ошибка, которой сопоставляется некоторая неотрицательная величина, называемая расстоянием. Расстоянием <text:s/>называется <text:s/>величина<text:span text:style-name="T1"><draw:frame draw:style-name="fr2" draw:name="Объект8" text:anchor-type="as-char" svg:width="2.187cm" svg:height="0.483cm" draw:z-index="17"><draw:object xlink:href="./Object 8" xlink:type="simple" xlink:show="embed" xlink:actuate="onLoad"/><draw:image xlink:href="./ObjectReplacements/Object 8" xlink:type="simple" xlink:show="embed" xlink:actuate="onLoad"/></draw:frame></text:span><text:span text:style-name="T1">о</text:span>предалющее соотношение между любым кватуемым значением <draw:frame draw:style-name="fr2" draw:name="Объект10" text:anchor-type="as-char" svg:width="0.427cm" svg:height="0.467cm" draw:z-index="18"><draw:object xlink:href="./Object 10" xlink:type="simple" xlink:show="embed" xlink:actuate="onLoad"/><draw:image xlink:href="./ObjectReplacements/Object 10" xlink:type="simple" xlink:show="embed" xlink:actuate="onLoad"/></draw:frame><text:span text:style-name="T1"> </text:span>и кодовым словаом <draw:frame draw:style-name="fr2" draw:name="Объект9" text:anchor-type="as-char" svg:width="1.118cm" svg:height="0.483cm" draw:z-index="19"><draw:object xlink:href="./Object 9" xlink:type="simple" xlink:show="embed" xlink:actuate="onLoad"/><draw:image xlink:href="./ObjectReplacements/Object 9" xlink:type="simple" xlink:show="embed" xlink:actuate="onLoad"/></draw:frame>:</text:p>
      <text:p text:style-name="P26"><draw:frame draw:style-name="fr1" draw:name="Графический объект1" text:anchor-type="paragraph" svg:width="5.556cm" svg:height="1.139cm" draw:z-index="7"><draw:image xlink:href="Pictures/20000007000015B5000004734C28B4EF.svm" xlink:type="simple" xlink:show="embed" xlink:actuate="onLoad"/></draw:frame><text:span text:style-name="T6">Данная мера ошибки квантования может быть использована как мера качества исполнения системы. Предположим</text:span><text:span text:style-name="T1">,</text:span><text:span text:style-name="T6"> что</text:span><text:span text:style-name="T6"><draw:frame draw:style-name="fr2" draw:name="Объект21" text:anchor-type="as-char" svg:width="0.427cm" svg:height="0.467cm" draw:z-index="20"><draw:object xlink:href="./Object 21" xlink:type="simple" xlink:show="embed" xlink:actuate="onLoad"/><draw:image xlink:href="./ObjectReplacements/Object 21" xlink:type="simple" xlink:show="embed" xlink:actuate="onLoad"/><svg:desc>формула</svg:desc></draw:frame></text:span><text:span text:style-name="T6"> представляет собой непрерывную случайную величину с плотностью вероятности </text:span><text:span text:style-name="T6"><draw:frame draw:style-name="fr2" draw:name="Объект11" text:anchor-type="as-char" svg:width="0.67cm" svg:height="0.531cm" draw:z-index="21"><draw:object xlink:href="./Object 11" xlink:type="simple" xlink:show="embed" xlink:actuate="onLoad"/><draw:image xlink:href="./ObjectReplacements/Object 11" xlink:type="simple" xlink:show="embed" xlink:actuate="onLoad"/><svg:desc>формула</svg:desc></draw:frame></text:span><text:span text:style-name="T6">. Тогда значение искажения может быть представлено в виде:</text:span></text:p>
      <text:p text:style-name="P15"><draw:frame draw:style-name="fr2" draw:name="Объект12" text:anchor-type="as-char" svg:width="8.008cm" svg:height="1.196cm" draw:z-index="5"><draw:object xlink:href="./Object 12" xlink:type="simple" xlink:show="embed" xlink:actuate="onLoad"/><draw:image xlink:href="./ObjectReplacements/Object 12" xlink:type="simple" xlink:show="embed" xlink:actuate="onLoad"/><svg:desc>формула</svg:desc></draw:frame></text:p>
      <text:p text:style-name="P16">С учетом деления на ячейки:</text:p>
      <text:p text:style-name="P15"><draw:frame draw:style-name="fr2" draw:name="Объект23" text:anchor-type="as-char" svg:width="9.43cm" svg:height="1.203cm" draw:z-index="22"><draw:object xlink:href="./Object 23" xlink:type="simple" xlink:show="embed" xlink:actuate="onLoad"/><draw:image xlink:href="./ObjectReplacements/Object 23" xlink:type="simple" xlink:show="embed" xlink:actuate="onLoad"/><svg:desc>формула</svg:desc></draw:frame></text:p>
      <text:p text:style-name="P12"><text:span text:style-name="T6">При измерениях искажений могут быть использованы несколько критериев, одним из которых является критерий минимума среднеквадратичной ошибки. </text:span><text:span text:style-name="T13">Благодаря своей простоте и аналитических элегантность, данный критерий  широко используется во многих практических приложениях. Мера искажения определяется как квадрат ошибки</text:span><text:span text:style-name="T1">[5]</text:span><text:span text:style-name="T6">:</text:span></text:p>
      <text:p text:style-name="P19"><text:soft-page-break/><draw:frame draw:style-name="fr2" draw:name="Объект22" text:anchor-type="as-char" svg:width="3.043cm" svg:height="0.543cm" draw:z-index="23"><draw:object xlink:href="./Object 22" xlink:type="simple" xlink:show="embed" xlink:actuate="onLoad"/><draw:image xlink:href="./ObjectReplacements/Object 22" xlink:type="simple" xlink:show="embed" xlink:actuate="onLoad"/><svg:desc>формула</svg:desc></draw:frame></text:p>
      <text:p text:style-name="P19"/>
      <text:p text:style-name="P20">Тогда с учетом формулы <text:span text:style-name="T1">(x.x) </text:span>получаем ошибку квантования в виде:</text:p>
      <text:p text:style-name="P19"/>
      <text:p text:style-name="P19"><draw:frame draw:style-name="fr2" draw:name="Объект24" text:anchor-type="as-char" svg:width="12.933cm" svg:height="1.24cm" draw:z-index="24"><draw:object xlink:href="./Object 24" xlink:type="simple" xlink:show="embed" xlink:actuate="onLoad"/><draw:image xlink:href="./ObjectReplacements/Object 24" xlink:type="simple" xlink:show="embed" xlink:actuate="onLoad"/><svg:desc>формула</svg:desc></draw:frame></text:p>
      <text:p text:style-name="P13"/>
      <text:p text:style-name="P14">Целью разработки квантователей является поиск такого разбиения пространства, на которое мы отображаем исходное, при котором ошибка была бы минимальной. Сформулируем условия для оптимального квантователя.</text:p>
      <text:p text:style-name="P14">Квантование <text:span text:style-name="T1">Q </text:span>размера <text:span text:style-name="T1">N </text:span>оптимально, если оно минимизирует значения искажения, заданного следующим выражением :</text:p>
      <text:p text:style-name="P19"><draw:frame draw:style-name="fr2" draw:name="Объект13" text:anchor-type="as-char" svg:width="8.768cm" svg:height="1.203cm" draw:z-index="6"><draw:object xlink:href="./Object 13" xlink:type="simple" xlink:show="embed" xlink:actuate="onLoad"/><draw:image xlink:href="./ObjectReplacements/Object 13" xlink:type="simple" xlink:show="embed" xlink:actuate="onLoad"/><svg:desc>формула</svg:desc></draw:frame></text:p>
      <text:p text:style-name="P14">где <draw:frame draw:style-name="fr2" draw:name="Объект25" text:anchor-type="as-char" svg:width="0.57cm" svg:height="0.531cm" draw:z-index="25"><draw:object xlink:href="./Object 25" xlink:type="simple" xlink:show="embed" xlink:actuate="onLoad"/><draw:image xlink:href="./ObjectReplacements/Object 25" xlink:type="simple" xlink:show="embed" xlink:actuate="onLoad"/><svg:desc>формула</svg:desc></draw:frame><text:span text:style-name="T1">i-</text:span>ая ячейка; <draw:frame draw:style-name="fr2" draw:name="Объект26" text:anchor-type="as-char" svg:width="1.275cm" svg:height="0.531cm" draw:z-index="26"><draw:object xlink:href="./Object 26" xlink:type="simple" xlink:show="embed" xlink:actuate="onLoad"/><draw:image xlink:href="./ObjectReplacements/Object 26" xlink:type="simple" xlink:show="embed" xlink:actuate="onLoad"/><svg:desc>формула</svg:desc></draw:frame><text:span text:style-name="T1">- </text:span>плотность вероятности случайной величины <draw:frame draw:style-name="fr2" draw:name="Объект27" text:anchor-type="as-char" svg:width="0.531cm" svg:height="0.467cm" draw:z-index="27"><draw:object xlink:href="./Object 27" xlink:type="simple" xlink:show="embed" xlink:actuate="onLoad"/><draw:image xlink:href="./ObjectReplacements/Object 27" xlink:type="simple" xlink:show="embed" xlink:actuate="onLoad"/><svg:desc>формула</svg:desc></draw:frame>.</text:p>
      <text:p text:style-name="P14">Далее нужно специфицировать выходные значения <text:span text:style-name="T1">y</text:span><text:span text:style-name="T15">i <text:s/></text:span>и разбиения пространство на ячейки <text:span text:style-name="T1">R</text:span><text:span text:style-name="T15">i</text:span>. Ниже приведены условия оптимальности</text:p>
      <text:p text:style-name="P14">1. Ближайшего соседа.</text:p>
      <text:p text:style-name="P15"><draw:frame draw:style-name="fr2" draw:name="Объект28" text:anchor-type="as-char" svg:width="4.902cm" svg:height="0.586cm" draw:z-index="29"><draw:object xlink:href="./Object 28" xlink:type="simple" xlink:show="embed" xlink:actuate="onLoad"/><draw:image xlink:href="./ObjectReplacements/Object 28" xlink:type="simple" xlink:show="embed" xlink:actuate="onLoad"/><svg:desc>формула</svg:desc></draw:frame> <text:span text:style-name="T1">(6)</text:span></text:p>
      <text:p text:style-name="P16">для всех <text:span text:style-name="T1"><draw:frame draw:style-name="fr2" draw:name="Объект29" text:anchor-type="as-char" svg:width="0.905cm" svg:height="0.467cm" draw:z-index="28"><draw:object xlink:href="./Object 29" xlink:type="simple" xlink:show="embed" xlink:actuate="onLoad"/><draw:image xlink:href="./ObjectReplacements/Object 29" xlink:type="simple" xlink:show="embed" xlink:actuate="onLoad"/><svg:desc>формула</svg:desc></draw:frame></text:span><text:span text:style-name="T1">. </text:span>Тогда <text:span text:style-name="T1">Q(x) = y</text:span><text:span text:style-name="T15">i ,</text:span> только если <draw:frame draw:style-name="fr2" draw:name="Объект32" text:anchor-type="as-char" svg:width="3.455cm" svg:height="0.531cm" draw:z-index="32"><draw:object xlink:href="./Object 32" xlink:type="simple" xlink:show="embed" xlink:actuate="onLoad"/><draw:image xlink:href="./ObjectReplacements/Object 32" xlink:type="simple" xlink:show="embed" xlink:actuate="onLoad"/><svg:desc>формула</svg:desc></draw:frame><text:span text:style-name="T1">. </text:span>Следовательно,</text:p>
      <text:p text:style-name="P15"><draw:frame draw:style-name="fr2" draw:name="Объект30" text:anchor-type="as-char" svg:width="4.921cm" svg:height="0.748cm" draw:z-index="30"><draw:object xlink:href="./Object 30" xlink:type="simple" xlink:show="embed" xlink:actuate="onLoad"/><draw:image xlink:href="./ObjectReplacements/Object 30" xlink:type="simple" xlink:show="embed" xlink:actuate="onLoad"/><svg:desc>формула</svg:desc></draw:frame></text:p>
      <text:p text:style-name="P19"><draw:frame draw:style-name="fr2" draw:name="Объект31" text:anchor-type="as-char" svg:width="10.176cm" svg:height="0.833cm" draw:z-index="31"><draw:object xlink:href="./Object 31" xlink:type="simple" xlink:show="embed" xlink:actuate="onLoad"/><draw:image xlink:href="./ObjectReplacements/Object 31" xlink:type="simple" xlink:show="embed" xlink:actuate="onLoad"/><svg:desc>формула</svg:desc></draw:frame></text:p>
      <text:p text:style-name="P26"><text:span text:style-name="T6">2. Центроидный критерий оптимальности. Сперва введем дополнительное понятие - центроид — любое непустое множество , такое что </text:span><text:span text:style-name="T1">y</text:span><text:span text:style-name="T15">o</text:span><text:span text:style-name="T6">(если оно существует) минимизирует ожидаемое искажение между <text:s/></text:span><text:span text:style-name="T5">x</text:span><text:span text:style-name="T1"> </text:span><text:span text:style-name="T6">и </text:span><text:span text:style-name="T1">y</text:span><text:span text:style-name="T15">o </text:span><text:span text:style-name="T18">, </text:span><text:span text:style-name="T6">при этом </text:span><text:span text:style-name="T2">x </text:span><text:span text:style-name="T8">лежит в</text:span><text:span text:style-name="T9"> </text:span><text:span text:style-name="T2">R</text:span><text:span text:style-name="T16">o </text:span><text:span text:style-name="T6">т. е. :</text:span></text:p>
      <text:p text:style-name="P28"><text:span text:style-name="T6"><draw:frame draw:style-name="fr2" draw:name="Объект33" text:anchor-type="as-char" svg:width="12.019cm" svg:height="0.646cm" draw:z-index="33"><draw:object xlink:href="./Object 33" xlink:type="simple" xlink:show="embed" xlink:actuate="onLoad"/><draw:image xlink:href="./ObjectReplacements/Object 33" xlink:type="simple" xlink:show="embed" xlink:actuate="onLoad"/></draw:frame></text:span><text:span text:style-name="T1">(8)</text:span></text:p>
      <text:p text:style-name="P14">При данном разбиении <text:span text:style-name="T1">{R; i = 1,...,N}, </text:span>оптимальное кодовое слов удовлетворяет выражению :</text:p>
      <text:p text:style-name="P15"><draw:frame draw:style-name="fr2" draw:name="Объект34" text:anchor-type="as-char" svg:width="2.415cm" svg:height="0.531cm" draw:z-index="34"><draw:object xlink:href="./Object 34" xlink:type="simple" xlink:show="embed" xlink:actuate="onLoad"/><draw:image xlink:href="./ObjectReplacements/Object 34" xlink:type="simple" xlink:show="embed" xlink:actuate="onLoad"/><svg:desc>формула</svg:desc></draw:frame></text:p>
      <text:p text:style-name="P14"><text:soft-page-break/>Известны как итерации Ллойда.</text:p>
      <text:p text:style-name="P14">Шаг 1: Дана кодовая книга</text:p>
      <text:p text:style-name="P14">Шаг 2: используя центроидной условие, ищем <text:span text:style-name="T4">Y</text:span><text:span text:style-name="T17">m+1</text:span><text:span text:style-name="T4"> —</text:span><text:span text:style-name="T21"> </text:span><text:span text:style-name="T20">оптимальный набор кодовых слов для ячеек, которые были найдены на предыдущем шаге</text:span><text:span text:style-name="T4">. </text:span><text:span text:style-name="T20">Нужно учитывать , что плотность распределения вероятности должна быть известна чтобы вычислить центроид.</text:span></text:p>
      <text:p text:style-name="P14">Используя итерации по Ллойду, можно обучать кодовые книги квантователей. Алгоритм, использующийся эти итерации, носит названия алгоритм Ллойда. </text:p>
      <text:p text:style-name="P14">Если входная плотность вероятности математически представить не предоставляется возможноым, то простейшее представление базируется на эмпирическом обзоре, который используется взамен теоретического представления. </text:p>
      <text:p text:style-name="P14">Шаг 1.</text:p>
      <text:p text:style-name="P14">Шаг 2</text:p>
      <text:p text:style-name="P14">Шаг 3</text:p>
      <text:p text:style-name="P14">One reasonable stopping criterion is to use the fractional drop in distortion, (D<text:span text:style-name="T14">m</text:span> - D<text:span text:style-name="T14">m+1</text:span>)/D<text:span text:style-name="T14">m</text:span>. The algorithm stops when the ratio is below a suitable threshold. </text:p>
      <text:p text:style-name="P14">It can easily be shown that the algorithm will necessarily produce a sequence of codebooks with monotone nonincreasing values of average distortion. If the algorithm converges to a codebook in the sense that further iterations no longer produce any changes in the set of reproduction values, then the resulting codebook must simultaneously satisfy both necessary conditions for optimality.</text:p>
      <text:p text:style-name="P14">Приведенные выражения являются общими, но могут быть распространены на...<text:span text:style-name="T1">[3]</text:span></text:p>
      <text:p text:style-name="P13"/>
      <text:p text:style-name="P5"><text:span text:style-name="T8">1.2.4.2. Скалярное квантование </text:span><text:span text:style-name="T11">LSP-</text:span><text:span text:style-name="T8">переметров</text:span><text:span text:style-name="T11"> <text:s text:c="2"/></text:span></text:p>
      <text:p text:style-name="P10"/>
      <text:p text:style-name="P23">Most LP-based speech coding algorithms transmit the LPC as information on the signal frames. Before transmission can take place, the LPC must be quantized. As in any quantization scheme, it is a requirement to reduce the <text:soft-page-break/>distortion as much as possible. In the case of the LPC, it is also required that the synthesis ﬁlter remain stable after quantization of the respective coefﬁcients. Direct scalar quantization of the LPC is usually not done since small quantization errors in the individual coefﬁcients can produce relatively large spectral errors and can lead to instability for the synthesis ﬁlter. Because of these problems, the LPC is usually transformed to another representation so that stability of the synthesis ﬁlter is ensured after quantization.</text:p>
      <text:p text:style-name="P23">Note, however, that SD does not account for the frequency-domain or time-domain masking effects of the human auditory system. Therefore, it should be considered as an objective quality, which might not totally correlate with subjective evaluation results.</text:p>
      <text:p text:style-name="P24"/>
      <text:p text:style-name="P6"/>
      <text:p text:style-name="P24"/>
      <text:p text:style-name="P9"/>
      <text:p text:style-name="P9">1.2.4.3. Векторное квантование </text:p>
      <text:p text:style-name="P11">VQ предлагает ряд уникальных преимуществ по сравнению с скалярное квантование, в том числе способность использовать линейных и нелинейных зависимостей между компонентами вектора, и очень разнообразен в выборе формы многомерных квантователей. По этим причинам, для данного разрешения (измеряется в битах), использование VQ как правило, приводит к снижению искажений, чем при скалярном квантовании. </text:p>
      <text:p text:style-name="P1"/>
      <text:p text:style-name="P1"/>
      <text:p text:style-name="P1"/>
      <text:p text:style-name="P1"/>
      <text:p text:style-name="P3"><text:s/><text:span text:style-name="T6">1.2.4.4. Векторное квантование </text:span>LPC-<text:span text:style-name="T6">переметров</text:span> <text:s/></text:p>
      <text:p text:style-name="P3"/>
      <text:p text:style-name="P21"/>
      <text:p text:style-name="P25"/>
      <text:p text:style-name="P4">Most speech coders standardized after 1994 utilize some sort of VQ for the LPC.</text:p>
      <text:p text:style-name="P4">This is because of the superior performance when compared with scalar quantiza-tion. Practical deployment of VQ is limited mainly by its inherent high complexity,</text:p>
      <text:p text:style-name="P4">and many structured schemes are often deployed. The methods described in this</text:p>
      <text:p text:style-name="P4">chapter deal exclusively with line spectral frequencies, which is the LPC represen-tation of choice due to many favorable features as studied in Chapter 8.</text:p>
      <text:p text:style-name="P4">The chapter begins with an investigation on interframe and intraframe correla-tion present among the LSF vectors; it is shown that the elements of the LSF vec-tors have a great deal of redundancy and can be explored for more efﬁcient</text:p>
      <text:p text:style-name="P4">quantization. Three major techniques developed for LSF VQ, namely, split <text:soft-page-break/>VQ,</text:p>
      <text:p text:style-name="P4">MSVQ, and PVQ, are described; very often in practice, these schemes are com-bined together to take advantage of the strength that each individual method pro-vides. Detailed implementations of four LSF quantizers incorporated in various</text:p>
      <text:p text:style-name="P4">speech coding standards are gi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dvP41153C" svg:font-family="AdvP41153C" style:font-family-generic="roman"/>
    <style:font-face style:name="AdvP6EC0" svg:font-family="AdvP6EC0" style:font-family-generic="swiss"/>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19M40S</meta:editing-duration>
    <meta:editing-cycles>56</meta:editing-cycles>
    <meta:generator>OpenOffice.org/3.3$Win32 OpenOffice.org_project/330m20$Build-9567</meta:generator>
    <dc:date>2012-01-23T22:06:44.03</dc:date>
    <meta:document-statistic meta:table-count="0" meta:image-count="1" meta:object-count="34" meta:page-count="6" meta:paragraph-count="67" meta:word-count="1049" meta:character-count="7461"/>
    <meta:user-defined meta:name="Info 1"/>
    <meta:user-defined meta:name="Info 2"/>
    <meta:user-defined meta:name="Info 3"/>
    <meta:user-defined meta:name="Info 4"/>
  </office:meta>
</office:document-meta>
</file>

<file path=Object 1/content.xml><?xml version="1.0" encoding="utf-8"?>
<math xmlns="http://www.w3.org/1998/Math/MathML">
  <semantics>
    <mrow>
      <mi>x</mi>
      <mo stretchy="false">∈</mo>
      <mstyle mathvariant="bold">
        <mrow>
          <mi>R</mi>
        </mrow>
      </mstyle>
    </mrow>
    <annotation encoding="StarMath 5.0">x in bold R </annotation>
  </semantics>
</math>
</file>

<file path=Object 10/content.xml><?xml version="1.0" encoding="utf-8"?>
<math xmlns="http://www.w3.org/1998/Math/MathML">
  <semantics>
    <mi>x</mi>
    <annotation encoding="StarMath 5.0">x</annotation>
  </semantics>
</math>
</file>

<file path=Object 11/content.xml><?xml version="1.0" encoding="utf-8"?>
<math xmlns="http://www.w3.org/1998/Math/MathML">
  <semantics>
    <msub>
      <mi>f</mi>
      <mstyle mathvariant="bold">
        <mrow>
          <mi>x</mi>
        </mrow>
      </mstyle>
    </msub>
    <annotation encoding="StarMath 5.0">f_{bold x}</annotation>
  </semantics>
</math>
</file>

<file path=Object 12/content.xml><?xml version="1.0" encoding="utf-8"?>
<math xmlns="http://www.w3.org/1998/Math/MathML">
  <semantics>
    <mrow>
      <mrow>
        <mi>D</mi>
        <mo stretchy="false">=</mo>
        <mi>E</mi>
      </mrow>
      <mrow>
        <mfenced open="{" close="}">
          <mrow>
            <mi>d</mi>
            <mrow>
              <mo stretchy="false">(</mo>
              <mrow>
                <mstyle mathvariant="bold">
                  <mrow>
                    <mi>x</mi>
                  </mrow>
                </mstyle>
                <mi>,</mi>
                <mi>Q</mi>
                <mrow>
                  <mo stretchy="false">(</mo>
                  <mstyle mathvariant="bold">
                    <mrow>
                      <mi>x</mi>
                    </mrow>
                  </mstyle>
                  <mo stretchy="false">)</mo>
                </mrow>
              </mrow>
              <mo stretchy="false">)</mo>
            </mrow>
          </mrow>
        </mfenced>
        <mo stretchy="false">=</mo>
        <mrow>
          <munderover>
            <mo stretchy="false">∫</mo>
            <mrow>
              <mo stretchy="false">−</mo>
              <mo stretchy="false">∞</mo>
            </mrow>
            <mo stretchy="false">∞</mo>
          </munderover>
          <mi>d</mi>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row>
    <annotation encoding="StarMath 5.0">D=E left lbrace d(bold x , Q(bold x)) right rbrace = int from{-infinity} to{infinity} d(x, Q(x))f_{bold x}(x) dx.</annotation>
  </semantics>
</math>
</file>

<file path=Object 13/content.xml><?xml version="1.0" encoding="utf-8"?>
<math xmlns="http://www.w3.org/1998/Math/MathML">
  <semantics>
    <mrow>
      <mrow>
        <mi>D</mi>
        <mo stretchy="false">=</mo>
        <mi>E</mi>
      </mrow>
      <mrow>
        <mfenced open="{" close="}">
          <mrow>
            <mi>d</mi>
            <mrow>
              <mo stretchy="false">(</mo>
              <mrow>
                <mstyle mathvariant="bold">
                  <mrow>
                    <mi>x</mi>
                  </mrow>
                </mstyle>
                <mi>,</mi>
                <mi>Q</mi>
                <mrow>
                  <mo stretchy="false">(</mo>
                  <mstyle mathvariant="bold">
                    <mrow>
                      <mi>x</mi>
                    </mrow>
                  </mstyle>
                  <mo stretchy="false">)</mo>
                </mrow>
              </mrow>
              <mo stretchy="false">)</mo>
            </mrow>
          </mrow>
        </mfenced>
        <mo stretchy="false">=</mo>
        <mrow>
          <munderover>
            <mo stretchy="false">∑</mo>
            <mrow>
              <mi>i</mi>
              <mo stretchy="false">=</mo>
              <mn>1</mn>
            </mrow>
            <mi>N</mi>
          </munderover>
          <mrow>
            <munder>
              <mo stretchy="false">∫</mo>
              <msub>
                <mi>R</mi>
                <mi>i</mi>
              </msub>
            </munder>
            <mi>d</mi>
          </mrow>
        </mrow>
      </mrow>
      <mrow>
        <mo stretchy="false">(</mo>
        <mrow>
          <mi>x</mi>
          <mi>,</mi>
          <msub>
            <mi>y</mi>
            <mi>i</mi>
          </msub>
        </mrow>
        <mo stretchy="false">)</mo>
      </mrow>
      <msub>
        <mi>f</mi>
        <mstyle mathvariant="bold">
          <mrow>
            <mi>x</mi>
          </mrow>
        </mstyle>
      </msub>
      <mrow>
        <mo stretchy="false">(</mo>
        <mi>x</mi>
        <mo stretchy="false">)</mo>
      </mrow>
      <mi mathvariant="italic">dx</mi>
      <mi/>
      <mrow>
        <mo stretchy="false">(</mo>
        <mn>5</mn>
        <mo stretchy="false">)</mo>
      </mrow>
    </mrow>
    <annotation encoding="StarMath 5.0">D=E left lbrace d(bold x , Q(bold x)) right rbrace = 
sum from i=1 to N 
int from{R_i} d(x, y_i) f_{bold x}(x) dx ~~(5)</annotation>
  </semantics>
</math>
</file>

<file path=Object 14/content.xml><?xml version="1.0" encoding="utf-8"?>
<math xmlns="http://www.w3.org/1998/Math/MathML">
  <semantics>
    <mrow>
      <msub>
        <mi>R</mi>
        <mi>i</mi>
      </msub>
      <mi>,</mi>
      <mrow>
        <mi>i</mi>
        <mo stretchy="false">=</mo>
        <mn>1,</mn>
      </mrow>
      <mn>...</mn>
      <mi>,</mi>
      <mi mathvariant="italic">N.</mi>
    </mrow>
    <annotation encoding="StarMath 5.0">R_i, i=1,...,N. </annotation>
  </semantics>
</math>
</file>

<file path=Object 15/content.xml><?xml version="1.0" encoding="utf-8"?>
<math xmlns="http://www.w3.org/1998/Math/MathML">
  <semantics>
    <mrow>
      <mi>r</mi>
      <mrow>
        <mi/>
        <mo stretchy="false">=</mo>
        <mi/>
      </mrow>
      <msub>
        <mi>log</mi>
        <mn>2</mn>
      </msub>
      <mi>N</mi>
    </mrow>
    <annotation encoding="StarMath 5.0">r~=~log_2 N</annotation>
  </semantics>
</math>
</file>

<file path=Object 16/content.xml><?xml version="1.0" encoding="utf-8"?>
<math xmlns="http://www.w3.org/1998/Math/MathML">
  <semantics>
    <mrow>
      <mstyle mathvariant="bold">
        <mrow>
          <msub>
            <mi>R</mi>
            <mi>i</mi>
          </msub>
        </mrow>
      </mstyle>
      <mrow>
        <mi/>
        <mo stretchy="false">=</mo>
        <mi/>
      </mrow>
      <mfenced open="{" close="}">
        <mrow>
          <mrow>
            <mi>x</mi>
            <mo stretchy="false">∈</mo>
            <mstyle mathvariant="bold">
              <mrow>
                <mi>R</mi>
              </mrow>
            </mstyle>
          </mrow>
          <mi mathvariant="normal">:</mi>
          <mi>Q</mi>
          <mrow>
            <mo stretchy="false">(</mo>
            <mi>x</mi>
            <mo stretchy="false">)</mo>
          </mrow>
          <mrow>
            <mi/>
            <mo stretchy="false">=</mo>
            <mi/>
          </mrow>
          <msub>
            <mi>y</mi>
            <mi>i</mi>
          </msub>
        </mrow>
      </mfenced>
      <mrow>
        <mi/>
        <mo stretchy="false">=</mo>
        <mi/>
      </mrow>
      <msup>
        <mi>Q</mi>
        <mrow>
          <mo stretchy="false">−</mo>
          <mn>1</mn>
        </mrow>
      </msup>
      <mrow>
        <mo stretchy="false">(</mo>
        <msub>
          <mi>y</mi>
          <mi>i</mi>
        </msub>
        <mo stretchy="false">)</mo>
      </mrow>
      <mn>.</mn>
    </mrow>
    <annotation encoding="StarMath 5.0">bold R_i~=~left lbrace x in bold R: Q(x)~=~y_i  right rbrace ~=~ Q^{-1
}(y_i).</annotation>
  </semantics>
</math>
</file>

<file path=Object 17/content.xml><?xml version="1.0" encoding="utf-8"?>
<math xmlns="http://www.w3.org/1998/Math/MathML">
  <semantics>
    <mrow>
      <mrow>
        <mrow>
          <mrow>
            <mstyle mathvariant="bold">
              <mrow>
                <msub>
                  <mi>R</mi>
                  <mn>1</mn>
                </msub>
              </mrow>
            </mstyle>
            <mo stretchy="false">∪</mo>
            <mstyle mathvariant="bold">
              <mrow>
                <msub>
                  <mi>R</mi>
                  <mn>2</mn>
                </msub>
              </mrow>
            </mstyle>
          </mrow>
          <mo stretchy="false">∪</mo>
          <mstyle mathvariant="bold">
            <mrow>
              <mn>...</mn>
            </mrow>
          </mstyle>
        </mrow>
        <mo stretchy="false">∪</mo>
        <mstyle mathvariant="bold">
          <mrow>
            <msub>
              <mi>R</mi>
              <mi>N</mi>
            </msub>
          </mrow>
        </mstyle>
      </mrow>
      <mrow>
        <mi/>
        <mo stretchy="false">=</mo>
        <mi/>
      </mrow>
      <mstyle mathvariant="bold">
        <mrow>
          <mi>R</mi>
        </mrow>
      </mstyle>
    </mrow>
    <annotation encoding="StarMath 5.0">bold R_1 union bold R_2 union bold ... union bold R_N~=~bold R</annotation>
  </semantics>
</math>
</file>

<file path=Object 18/content.xml><?xml version="1.0" encoding="utf-8"?>
<math xmlns="http://www.w3.org/1998/Math/MathML">
  <semantics>
    <mrow>
      <mi>j</mi>
      <mrow>
        <mi/>
        <mo stretchy="false">≠</mo>
        <mi/>
      </mrow>
      <mi>i</mi>
    </mrow>
    <annotation encoding="StarMath 5.0">j~&lt;&gt;~i</annotation>
  </semantics>
</math>
</file>

<file path=Object 19/content.xml><?xml version="1.0" encoding="utf-8"?>
<math xmlns="http://www.w3.org/1998/Math/MathML">
  <semantics>
    <mrow>
      <mrow>
        <mstyle mathvariant="bold">
          <mrow>
            <msub>
              <mi>R</mi>
              <mi>j</mi>
            </msub>
          </mrow>
        </mstyle>
        <mo stretchy="false">∪</mo>
        <mstyle mathvariant="bold">
          <mrow>
            <msub>
              <mi>R</mi>
              <mi>i</mi>
            </msub>
          </mrow>
        </mstyle>
      </mrow>
      <mrow>
        <mi/>
        <mo stretchy="false">=</mo>
        <mi/>
      </mrow>
      <mo stretchy="false">∅</mo>
    </mrow>
    <annotation encoding="StarMath 5.0">bold R_j union bold R_i~=~emptyset </annotation>
  </semantics>
</math>
</file>

<file path=Object 2/content.xml><?xml version="1.0" encoding="utf-8"?>
<math xmlns="http://www.w3.org/1998/Math/MathML">
  <semantics>
    <msub>
      <mi>y</mi>
      <mi>i</mi>
    </msub>
    <annotation encoding="StarMath 5.0">y_i</annotation>
  </semantics>
</math>
</file>

<file path=Object 20/content.xml><?xml version="1.0" encoding="utf-8"?>
<math xmlns="http://www.w3.org/1998/Math/MathML">
  <semantics>
    <mi>r</mi>
    <annotation encoding="StarMath 5.0">r</annotation>
  </semantics>
</math>
</file>

<file path=Object 21/content.xml><?xml version="1.0" encoding="utf-8"?>
<math xmlns="http://www.w3.org/1998/Math/MathML">
  <semantics>
    <mi>x</mi>
    <annotation encoding="StarMath 5.0">x </annotation>
  </semantics>
</math>
</file>

<file path=Object 22/content.xml><?xml version="1.0" encoding="utf-8"?>
<math xmlns="http://www.w3.org/1998/Math/MathML">
  <semantics>
    <mrow>
      <mrow>
        <mi>d</mi>
        <mo stretchy="false">=</mo>
        <msup>
          <mrow>
            <mo stretchy="false">(</mo>
            <mrow>
              <mi>x</mi>
              <mo stretchy="false">−</mo>
              <mover accent="true">
                <mi>x</mi>
                <mo stretchy="false">̂</mo>
              </mover>
            </mrow>
            <mo stretchy="false">)</mo>
          </mrow>
          <mn>2</mn>
        </msup>
      </mrow>
      <mi/>
      <mrow>
        <mo stretchy="false">(</mo>
        <mn>3</mn>
        <mo stretchy="false">)</mo>
      </mrow>
    </mrow>
    <annotation encoding="StarMath 5.0">d=(x- hat x)^2  ~~(3)</annotation>
  </semantics>
</math>
</file>

<file path=Object 23/content.xml><?xml version="1.0" encoding="utf-8"?>
<math xmlns="http://www.w3.org/1998/Math/MathML">
  <semantics>
    <mrow>
      <mrow>
        <mi>D</mi>
        <mo stretchy="false">=</mo>
        <mi>E</mi>
      </mrow>
      <mrow>
        <mfenced open="{" close="}">
          <mrow>
            <mi>d</mi>
            <mrow>
              <mo stretchy="false">(</mo>
              <mrow>
                <mstyle mathvariant="bold">
                  <mrow>
                    <mi>x</mi>
                  </mrow>
                </mstyle>
                <mi>,</mi>
                <mi>Q</mi>
                <mrow>
                  <mo stretchy="false">(</mo>
                  <mstyle mathvariant="bold">
                    <mrow>
                      <mi>x</mi>
                    </mrow>
                  </mstyle>
                  <mo stretchy="false">)</mo>
                </mrow>
              </mrow>
              <mo stretchy="false">)</mo>
            </mrow>
          </mrow>
        </mfenced>
        <mo stretchy="false">=</mo>
        <mrow>
          <munderover>
            <mo stretchy="false">∑</mo>
            <mrow>
              <mi>i</mi>
              <mo stretchy="false">=</mo>
              <mn>1</mn>
            </mrow>
            <mi>N</mi>
          </munderover>
          <mrow>
            <munder>
              <mo stretchy="false">∫</mo>
              <msub>
                <mi>R</mi>
                <mi>i</mi>
              </msub>
            </munder>
            <mi>d</mi>
          </mrow>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i/>
      <mrow>
        <mo stretchy="false">(</mo>
        <mn>2</mn>
        <mo stretchy="false">)</mo>
      </mrow>
    </mrow>
    <annotation encoding="StarMath 5.0">D
= E left lbrace d(bold x , Q(bold x)) right rbrace 
= sum from i=1 to N int from{R_i} d(x, Q(x))f_{bold x}(x) dx. ~~(2)</annotation>
  </semantics>
</math>
</file>

<file path=Object 24/content.xml><?xml version="1.0" encoding="utf-8"?>
<math xmlns="http://www.w3.org/1998/Math/MathML">
  <semantics>
    <mrow>
      <mrow>
        <mi>D</mi>
        <mo stretchy="false">=</mo>
        <mi>E</mi>
      </mrow>
      <mrow>
        <mfenced open="{" close="}">
          <msup>
            <mrow>
              <mo stretchy="false">(</mo>
              <mrow>
                <mrow>
                  <mstyle mathvariant="bold">
                    <mrow>
                      <mi>x</mi>
                    </mrow>
                  </mstyle>
                  <mo stretchy="false">−</mo>
                  <mi>Q</mi>
                </mrow>
                <mrow>
                  <mo stretchy="false">(</mo>
                  <mstyle mathvariant="bold">
                    <mrow>
                      <mi>x</mi>
                    </mrow>
                  </mstyle>
                  <mo stretchy="false">)</mo>
                </mrow>
              </mrow>
              <mo stretchy="false">)</mo>
            </mrow>
            <mn>2</mn>
          </msup>
        </mfenced>
        <mo stretchy="false">=</mo>
        <mrow>
          <munderover>
            <mo stretchy="false">∑</mo>
            <mrow>
              <mi>i</mi>
              <mo stretchy="false">=</mo>
              <mn>1</mn>
            </mrow>
            <mi>N</mi>
          </munderover>
          <mrow>
            <munder>
              <mo stretchy="false">∫</mo>
              <msub>
                <mi>R</mi>
                <mi>i</mi>
              </msub>
            </munder>
            <msup>
              <mrow>
                <mo stretchy="false">(</mo>
                <mrow>
                  <mi>x</mi>
                  <mo stretchy="false">−</mo>
                  <msub>
                    <mi>y</mi>
                    <mi>i</mi>
                  </msub>
                </mrow>
                <mo stretchy="false">)</mo>
              </mrow>
              <mn>2</mn>
            </msup>
          </mrow>
        </mrow>
      </mrow>
      <msub>
        <mi>f</mi>
        <mstyle mathvariant="bold">
          <mrow>
            <mi>x</mi>
          </mrow>
        </mstyle>
      </msub>
      <mrow>
        <mo stretchy="false">(</mo>
        <mi>x</mi>
        <mo stretchy="false">)</mo>
      </mrow>
      <mrow>
        <mi mathvariant="italic">dx</mi>
        <mo stretchy="false">=</mo>
        <mrow>
          <munderover>
            <mo stretchy="false">∑</mo>
            <mrow>
              <mi>i</mi>
              <mo stretchy="false">=</mo>
              <mn>1</mn>
            </mrow>
            <msub>
              <mi>x</mi>
              <mrow>
                <mi>i</mi>
                <mo stretchy="false">−</mo>
                <mn>1</mn>
              </mrow>
            </msub>
          </munderover>
          <mrow>
            <munder>
              <mo stretchy="false">∫</mo>
              <msub>
                <mi>R</mi>
                <mi>i</mi>
              </msub>
            </munder>
            <msup>
              <mrow>
                <mo stretchy="false">(</mo>
                <mrow>
                  <mi>x</mi>
                  <mo stretchy="false">−</mo>
                  <msub>
                    <mi>y</mi>
                    <mi>i</mi>
                  </msub>
                </mrow>
                <mo stretchy="false">)</mo>
              </mrow>
              <mn>2</mn>
            </msup>
          </mrow>
        </mrow>
      </mrow>
      <msub>
        <mi>f</mi>
        <mstyle mathvariant="bold">
          <mrow>
            <mi>x</mi>
          </mrow>
        </mstyle>
      </msub>
      <mrow>
        <mo stretchy="false">(</mo>
        <mi>x</mi>
        <mo stretchy="false">)</mo>
      </mrow>
      <mi mathvariant="italic">dx</mi>
      <mi/>
      <mrow>
        <mo stretchy="false">(</mo>
        <mn>4</mn>
        <mo stretchy="false">)</mo>
      </mrow>
    </mrow>
    <annotation encoding="StarMath 5.0">D 
= E left lbrace (bold x - Q(bold x))^2 right rbrace
= sum from i=1 to N int from{R_i} (x - y_i)^2 f_{bold x}(x) dx
= sum from i=1 to x_{i-1} int from{R_i} (x - y_i)^2 f_{bold x}(x) dx ~~(4)</annotation>
  </semantics>
</math>
</file>

<file path=Object 25/content.xml><?xml version="1.0" encoding="utf-8"?>
<math xmlns="http://www.w3.org/1998/Math/MathML">
  <semantics>
    <msub>
      <mi>R</mi>
      <mi>i</mi>
    </msub>
    <annotation encoding="StarMath 5.0">R_i</annotation>
  </semantics>
</math>
</file>

<file path=Object 26/content.xml><?xml version="1.0" encoding="utf-8"?>
<math xmlns="http://www.w3.org/1998/Math/MathML">
  <semantics>
    <mrow>
      <msub>
        <mi>f</mi>
        <mstyle mathvariant="bold">
          <mrow>
            <mi>x</mi>
          </mrow>
        </mstyle>
      </msub>
      <mrow>
        <mo stretchy="false">(</mo>
        <mi>x</mi>
        <mo stretchy="false">)</mo>
      </mrow>
    </mrow>
    <annotation encoding="StarMath 5.0"> f_{bold x}(x) </annotation>
  </semantics>
</math>
</file>

<file path=Object 27/content.xml><?xml version="1.0" encoding="utf-8"?>
<math xmlns="http://www.w3.org/1998/Math/MathML">
  <semantics>
    <mstyle mathvariant="bold">
      <mrow>
        <mi>X</mi>
      </mrow>
    </mstyle>
    <annotation encoding="StarMath 5.0">bold X</annotation>
  </semantics>
</math>
</file>

<file path=Object 28/content.xml><?xml version="1.0" encoding="utf-8"?>
<math xmlns="http://www.w3.org/1998/Math/MathML">
  <semantics>
    <mrow>
      <msub>
        <mi>R</mi>
        <mi>i</mi>
      </msub>
      <mo stretchy="false">=</mo>
      <mfenced open="{" close="}">
        <mrow>
          <mi>x</mi>
          <mi mathvariant="normal">:</mi>
          <mi>d</mi>
          <mrow>
            <mrow>
              <mo stretchy="false">(</mo>
              <mrow>
                <mi>x</mi>
                <mi>,</mi>
                <msub>
                  <mi>y</mi>
                  <mi>i</mi>
                </msub>
              </mrow>
              <mo stretchy="false">)</mo>
            </mrow>
            <mo stretchy="false">≤</mo>
            <mi>d</mi>
          </mrow>
          <mrow>
            <mo stretchy="false">(</mo>
            <mrow>
              <mi>x</mi>
              <mi>,</mi>
              <msub>
                <mi>y</mi>
                <mi>j</mi>
              </msub>
            </mrow>
            <mo stretchy="false">)</mo>
          </mrow>
        </mrow>
      </mfenced>
    </mrow>
    <annotation encoding="StarMath 5.0">R_i = left lbrace x:d(x, y_i) &lt;= d(x, y_j) right rbrace </annotation>
  </semantics>
</math>
</file>

<file path=Object 29/content.xml><?xml version="1.0" encoding="utf-8"?>
<math xmlns="http://www.w3.org/1998/Math/MathML">
  <semantics>
    <mrow>
      <mi>i</mi>
      <mo stretchy="false">≠</mo>
      <mi>j</mi>
    </mrow>
    <annotation encoding="StarMath 5.0">i &lt;&gt; j</annotation>
  </semantics>
</math>
</file>

<file path=Object 3/content.xml><?xml version="1.0" encoding="utf-8"?>
<math xmlns="http://www.w3.org/1998/Math/MathML">
  <semantics>
    <mrow>
      <mi>Q</mi>
      <mi mathvariant="normal">:</mi>
      <mrow>
        <mstyle mathvariant="bold">
          <mrow>
            <mi>R</mi>
          </mrow>
        </mstyle>
        <mo stretchy="false">→</mo>
        <mstyle mathvariant="bold">
          <mrow>
            <mi>Y</mi>
          </mrow>
        </mstyle>
      </mrow>
    </mrow>
    <annotation encoding="StarMath 5.0">Q:bold R toward bold Y </annotation>
  </semantics>
</math>
</file>

<file path=Object 30/content.xml><?xml version="1.0" encoding="utf-8"?>
<math xmlns="http://www.w3.org/1998/Math/MathML">
  <semantics>
    <mrow>
      <mi>d</mi>
      <mrow>
        <mrow>
          <mo stretchy="false">(</mo>
          <mrow>
            <mi>x</mi>
            <mi>,</mi>
            <mi>Q</mi>
            <mrow>
              <mo stretchy="false">(</mo>
              <mi>x</mi>
              <mo stretchy="false">)</mo>
            </mrow>
          </mrow>
          <mo stretchy="false">)</mo>
        </mrow>
        <mo stretchy="false">=</mo>
        <munder>
          <mi mathvariant="italic">min</mi>
          <mi>i</mi>
        </munder>
      </mrow>
      <mi/>
      <mi>d</mi>
      <mrow>
        <mo stretchy="false">(</mo>
        <mrow>
          <mi>x</mi>
          <mi>,</mi>
          <msub>
            <mi>y</mi>
            <mi>j</mi>
          </msub>
        </mrow>
        <mo stretchy="false">)</mo>
      </mrow>
    </mrow>
    <annotation encoding="StarMath 5.0">d(x, Q(x)) = min csub{i} ~ d(x, y_j) </annotation>
  </semantics>
</math>
</file>

<file path=Object 31/content.xml><?xml version="1.0" encoding="utf-8"?>
<math xmlns="http://www.w3.org/1998/Math/MathML">
  <semantics>
    <mrow>
      <mrow>
        <mi>D</mi>
        <mo stretchy="false">=</mo>
        <mrow>
          <mo stretchy="false">∫</mo>
          <mi>d</mi>
        </mrow>
      </mrow>
      <mrow>
        <mo stretchy="false">(</mo>
        <mrow>
          <mi>x</mi>
          <mi>,</mi>
          <msub>
            <mi>y</mi>
            <mi>i</mi>
          </msub>
        </mrow>
        <mo stretchy="false">)</mo>
      </mrow>
      <msub>
        <mi>f</mi>
        <mstyle mathvariant="bold">
          <mrow>
            <mi>x</mi>
          </mrow>
        </mstyle>
      </msub>
      <mrow>
        <mo stretchy="false">(</mo>
        <mi>x</mi>
        <mo stretchy="false">)</mo>
      </mrow>
      <mrow>
        <mi mathvariant="italic">dx</mi>
        <mo stretchy="false">≥</mo>
        <mrow>
          <mo stretchy="false">∫</mo>
          <mrow>
            <mo stretchy="false">(</mo>
            <mrow>
              <munder>
                <mi mathvariant="italic">min</mi>
                <mi>i</mi>
              </munder>
              <mi/>
              <mi>d</mi>
              <mrow>
                <mo stretchy="false">(</mo>
                <mrow>
                  <mi>x</mi>
                  <mi>,</mi>
                  <msub>
                    <mi>y</mi>
                    <mi>j</mi>
                  </msub>
                </mrow>
                <mo stretchy="false">)</mo>
              </mrow>
            </mrow>
            <mo stretchy="false">)</mo>
          </mrow>
        </mrow>
      </mrow>
      <msub>
        <mi>f</mi>
        <mstyle mathvariant="bold">
          <mrow>
            <mi>x</mi>
          </mrow>
        </mstyle>
      </msub>
      <mrow>
        <mo stretchy="false">(</mo>
        <mi>x</mi>
        <mo stretchy="false">)</mo>
      </mrow>
      <mi mathvariant="italic">dx</mi>
      <mi/>
      <mrow>
        <mo stretchy="false">(</mo>
        <mn>5</mn>
        <mo stretchy="false">)</mo>
      </mrow>
    </mrow>
    <annotation encoding="StarMath 5.0">D
= int d(x, y_i) f_{bold x}(x) dx
&gt;= int (min csub{i} ~ d(x, y_j))  f_{bold x}(x) dx

 ~~(5)</annotation>
  </semantics>
</math>
</file>

<file path=Object 32/content.xml><?xml version="1.0" encoding="utf-8"?>
<math xmlns="http://www.w3.org/1998/Math/MathML">
  <semantics>
    <mrow>
      <mi>d</mi>
      <mrow>
        <mrow>
          <mo stretchy="false">(</mo>
          <mrow>
            <mi>x</mi>
            <mi>,</mi>
            <msub>
              <mi>y</mi>
              <mi>i</mi>
            </msub>
          </mrow>
          <mo stretchy="false">)</mo>
        </mrow>
        <mo stretchy="false">≤</mo>
        <mi>d</mi>
      </mrow>
      <mrow>
        <mo stretchy="false">(</mo>
        <mrow>
          <mi>x</mi>
          <mi>,</mi>
          <msub>
            <mi>y</mi>
            <mi>j</mi>
          </msub>
        </mrow>
        <mo stretchy="false">)</mo>
      </mrow>
    </mrow>
    <annotation encoding="StarMath 5.0">d(x, y_i) &lt;= d(x, y_j) </annotation>
  </semantics>
</math>
</file>

<file path=Object 33/content.xml><?xml version="1.0" encoding="utf-8"?>
<math xmlns="http://www.w3.org/1998/Math/MathML">
  <semantics>
    <mrow>
      <mi mathvariant="italic">cent</mi>
      <mrow>
        <mrow>
          <mo stretchy="false">(</mo>
          <mstyle mathvariant="bold">
            <mrow>
              <msub>
                <mi>R</mi>
                <mi>o</mi>
              </msub>
            </mrow>
          </mstyle>
          <mo stretchy="false">)</mo>
        </mrow>
        <mo stretchy="false">=</mo>
        <mfenced open="{" close="}">
          <mrow>
            <msub>
              <mi>y</mi>
              <mi>o</mi>
            </msub>
            <mi mathvariant="normal">:</mi>
            <mstyle mathvariant="bold">
              <mrow>
                <mi>E</mi>
              </mrow>
            </mstyle>
            <mrow>
              <mfenced open="{" close="}">
                <mrow>
                  <mi>d</mi>
                  <mrow>
                    <mrow>
                      <mrow>
                        <mo stretchy="false">(</mo>
                        <mrow>
                          <mstyle mathvariant="bold">
                            <mrow>
                              <mi>x</mi>
                            </mrow>
                          </mstyle>
                          <mi>,</mi>
                          <msub>
                            <mi>y</mi>
                            <mi>o</mi>
                          </msub>
                        </mrow>
                        <mo stretchy="false">)</mo>
                      </mrow>
                      <mo stretchy="false">∣</mo>
                      <mstyle mathvariant="bold">
                        <mrow>
                          <mi>x</mi>
                        </mrow>
                      </mstyle>
                    </mrow>
                    <mo stretchy="false">∈</mo>
                    <mstyle mathvariant="bold">
                      <mrow>
                        <msub>
                          <mi>R</mi>
                          <mi>o</mi>
                        </msub>
                      </mrow>
                    </mstyle>
                  </mrow>
                </mrow>
              </mfenced>
              <mo stretchy="false">≤</mo>
              <mstyle mathvariant="bold">
                <mrow>
                  <mi>E</mi>
                </mrow>
              </mstyle>
            </mrow>
            <mfenced open="{" close="}">
              <mrow>
                <mi>d</mi>
                <mrow>
                  <mrow>
                    <mrow>
                      <mo stretchy="false">(</mo>
                      <mrow>
                        <mstyle mathvariant="bold">
                          <mrow>
                            <mi>x</mi>
                          </mrow>
                        </mstyle>
                        <mi>,</mi>
                        <mi>y</mi>
                      </mrow>
                      <mo stretchy="false">)</mo>
                    </mrow>
                    <mo stretchy="false">∣</mo>
                    <mstyle mathvariant="bold">
                      <mrow>
                        <mi>x</mi>
                      </mrow>
                    </mstyle>
                  </mrow>
                  <mo stretchy="false">∈</mo>
                  <mstyle mathvariant="bold">
                    <mrow>
                      <msub>
                        <mi>R</mi>
                        <mi>o</mi>
                      </msub>
                    </mrow>
                  </mstyle>
                </mrow>
              </mrow>
            </mfenced>
          </mrow>
        </mfenced>
      </mrow>
      <mi>;</mi>
      <mi/>
      <mo stretchy="false">∀</mo>
      <mi/>
      <mrow>
        <mi>y</mi>
        <mo stretchy="false">∈</mo>
        <mstyle mathvariant="bold">
          <mrow>
            <mi mathvariant="italic">R.</mi>
          </mrow>
        </mstyle>
      </mrow>
    </mrow>
    <annotation encoding="StarMath 5.0">cent(bold R_o) = 
left lbrace 
  y_o:
    bold E left lbrace {d(bold x, y_o)  divides bold x in bold R_o } right rbrace &lt;= 
    bold E left lbrace {d(bold x, y)  divides bold x in bold R_o } right rbrace  
right rbrace ;~~forall ~ y in bold R.</annotation>
  </semantics>
</math>
</file>

<file path=Object 34/content.xml><?xml version="1.0" encoding="utf-8"?>
<math xmlns="http://www.w3.org/1998/Math/MathML">
  <semantics>
    <mrow>
      <mrow>
        <msub>
          <mi>y</mi>
          <mi>i</mi>
        </msub>
        <mo stretchy="false">=</mo>
        <mi mathvariant="italic">cent</mi>
      </mrow>
      <mrow>
        <mo stretchy="false">(</mo>
        <mstyle mathvariant="bold">
          <mrow>
            <msub>
              <mi>R</mi>
              <mi>i</mi>
            </msub>
          </mrow>
        </mstyle>
        <mo stretchy="false">)</mo>
      </mrow>
    </mrow>
    <annotation encoding="StarMath 5.0">y_i = cent(bold R_i)</annotation>
  </semantics>
</math>
</file>

<file path=Object 4/content.xml><?xml version="1.0" encoding="utf-8"?>
<math xmlns="http://www.w3.org/1998/Math/MathML">
  <semantics>
    <mrow>
      <mrow>
        <mo stretchy="false">(</mo>
        <mrow>
          <msub>
            <mi>y</mi>
            <mn>1,</mn>
          </msub>
          <msub>
            <mi>y</mi>
            <mn>2,</mn>
          </msub>
          <mn>...</mn>
          <mi>,</mi>
          <msub>
            <mi>y</mi>
            <mi>N</mi>
          </msub>
        </mrow>
        <mo stretchy="false">)</mo>
      </mrow>
      <mo stretchy="false">∈</mo>
      <mstyle mathvariant="bold">
        <mrow>
          <mi mathvariant="italic">Y.</mi>
        </mrow>
      </mstyle>
    </mrow>
    <annotation encoding="StarMath 5.0">(y_1, y_2,..., y_N) in bold Y.</annotation>
  </semantics>
</math>
</file>

<file path=Object 5/content.xml><?xml version="1.0" encoding="utf-8"?>
<math xmlns="http://www.w3.org/1998/Math/MathML">
  <semantics>
    <mrow>
      <mi>Q</mi>
      <mrow>
        <mrow>
          <mo stretchy="false">(</mo>
          <mi>x</mi>
          <mo stretchy="false">)</mo>
        </mrow>
        <mo stretchy="false">=</mo>
        <msub>
          <mi>y</mi>
          <mi>i</mi>
        </msub>
      </mrow>
      <mi>;</mi>
      <mi/>
      <mrow>
        <mi>x</mi>
        <mo stretchy="false">∈</mo>
        <mstyle mathvariant="bold">
          <mrow>
            <mi>R</mi>
          </mrow>
        </mstyle>
      </mrow>
      <mi>;</mi>
      <mi/>
      <mrow>
        <mi>i</mi>
        <mo stretchy="false">=</mo>
        <mn>1,</mn>
      </mrow>
      <mn>...</mn>
      <mi mathvariant="italic">N.</mi>
    </mrow>
    <annotation encoding="StarMath 5.0">Q(x)=y_i; ~ x in bold R; ~i = 1,...N.</annotation>
  </semantics>
</math>
</file>

<file path=Object 6/content.xml><?xml version="1.0" encoding="utf-8"?>
<math xmlns="http://www.w3.org/1998/Math/MathML">
  <semantics>
    <msub>
      <mi>y</mi>
      <mi>i</mi>
    </msub>
    <annotation encoding="StarMath 5.0">y_i</annotation>
  </semantics>
</math>
</file>

<file path=Object 7/content.xml><?xml version="1.0" encoding="utf-8"?>
<math xmlns="http://www.w3.org/1998/Math/MathML">
  <semantics>
    <mrow>
      <mrow>
        <mrow>
          <msub>
            <mi>y</mi>
            <mn>1</mn>
          </msub>
          <mo stretchy="false">&lt;</mo>
          <msub>
            <mi>y</mi>
            <mn>2</mn>
          </msub>
        </mrow>
        <mo stretchy="false">&lt;</mo>
        <mn>...</mn>
      </mrow>
      <mo stretchy="false">&lt;</mo>
      <msub>
        <mi>y</mi>
        <mi>N</mi>
      </msub>
    </mrow>
    <annotation encoding="StarMath 5.0">y_1&lt;y_2&lt;...&lt;y_N</annotation>
  </semantics>
</math>
</file>

<file path=Object 8/content.xml><?xml version="1.0" encoding="utf-8"?>
<math xmlns="http://www.w3.org/1998/Math/MathML">
  <semantics>
    <mrow>
      <mi>d</mi>
      <mrow>
        <mo stretchy="false">(</mo>
        <mrow>
          <mi>x</mi>
          <mi>,</mi>
          <mi>Q</mi>
          <mrow>
            <mo stretchy="false">(</mo>
            <mi>x</mi>
            <mo stretchy="false">)</mo>
          </mrow>
        </mrow>
        <mo stretchy="false">)</mo>
      </mrow>
    </mrow>
    <annotation encoding="StarMath 5.0">d(x, Q(x))</annotation>
  </semantics>
</math>
</file>

<file path=Object 9/content.xml><?xml version="1.0" encoding="utf-8"?>
<math xmlns="http://www.w3.org/1998/Math/MathML">
  <semantics>
    <mrow>
      <mi>Q</mi>
      <mrow>
        <mo stretchy="false">(</mo>
        <mi>x</mi>
        <mo stretchy="false">)</mo>
      </mrow>
    </mrow>
    <annotation encoding="StarMath 5.0">Q(x)</annotation>
  </semantics>
</math>
</file>